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77b" officeooo:paragraph-rsid="0014477b"/>
    </style:style>
    <style:style style:name="P2" style:family="paragraph" style:parent-style-name="Standard">
      <style:text-properties officeooo:rsid="0014b180" officeooo:paragraph-rsid="0014b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rch/ background</text:p>
      <text:p text:style-name="P1">- Target User</text:p>
      <text:p text:style-name="P1">Design and architecture</text:p>
      <text:p text:style-name="P1">- UX/ UI Design</text:p>
      <text:p text:style-name="P1">Application development -</text:p>
      <text:p text:style-name="P1">- Sprints -</text:p>
      <text:p text:style-name="P1">- </text:p>
      <text:p text:style-name="P1"/>
      <text:p text:style-name="P1"/>
      <text:p text:style-name="P2">Questions to ask partner</text:p>
      <text:p text:style-name="P2">- Do the hairdressers have to be located at an actual hairdressers, or they can be solo.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09:59:33.269984704</meta:creation-date>
    <dc:date>2021-03-30T13:36:10.053317205</dc:date>
    <meta:editing-duration>PT14M45S</meta:editing-duration>
    <meta:editing-cycles>1</meta:editing-cycles>
    <meta:document-statistic meta:table-count="0" meta:image-count="0" meta:object-count="0" meta:page-count="1" meta:paragraph-count="9" meta:word-count="40" meta:character-count="221" meta:non-whitespace-character-count="189"/>
    <meta:generator>LibreOffice/6.4.6.2$Linux_X86_64 LibreOffice_project/40$Build-2</meta:generator>
  </office:meta>
</office:document-meta>
</file>